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41cm" fo:margin-left="0cm" table:align="left"/>
    </style:style>
    <style:style style:name="Tabela1.A" style:family="table-column">
      <style:table-column-properties style:column-width="8.498cm"/>
    </style:style>
    <style:style style:name="Tabela1.B" style:family="table-column">
      <style:table-column-properties style:column-width="8.9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176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212587" style:font-weight-asian="bold" style:font-weight-complex="bold"/>
    </style:style>
    <style:style style:name="P4" style:family="paragraph" style:parent-style-name="Standard">
      <loext:graphic-properties draw:fill="none" draw:fill-color="#ffffff"/>
      <style:paragraph-properties fo:background-color="transparent"/>
      <style:text-properties fo:font-weight="bold" officeooo:paragraph-rsid="00212587" style:font-weight-asian="bold" style:font-weight-complex="bold"/>
    </style:style>
    <style:style style:name="P5" style:family="paragraph" style:parent-style-name="Standard">
      <style:text-properties fo:font-weight="bold" officeooo:paragraph-rsid="0021d61e" style:font-weight-asian="bold" style:font-weight-complex="bold"/>
    </style:style>
    <style:style style:name="P6" style:family="paragraph" style:parent-style-name="Standard">
      <style:text-properties fo:font-weight="bold" officeooo:paragraph-rsid="00201763" style:font-weight-asian="bold" style:font-weight-complex="bold"/>
    </style:style>
    <style:style style:name="P7" style:family="paragraph" style:parent-style-name="Standard">
      <style:text-properties fo:font-style="italic" fo:font-weight="bold" officeooo:paragraph-rsid="00201763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break-before="column"/>
      <style:text-properties fo:font-weight="bold" officeooo:paragraph-rsid="00201763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</style:style>
    <style:style style:name="P10" style:family="paragraph" style:parent-style-name="Standard">
      <style:text-properties fo:font-style="italic" fo:font-weight="bold" officeooo:paragraph-rsid="00201763" style:font-style-asian="italic" style:font-weight-asian="bold" style:font-style-complex="italic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12" style:family="paragraph" style:parent-style-name="punkty1" style:list-style-name="punkty1"/>
    <style:style style:name="P13" style:family="paragraph" style:parent-style-name="punkty1" style:list-style-name="punkty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3a51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emat</text:span><text:span text:style-name="T2">: </text:span>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6">Czesław Miłosz (1911-2004)</text:p>
        <text:p text:style-name="P6"/>
        <text:p text:style-name="P7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1">Washington D.C., 1950 (Światło dzienne, 1953)</text:p>
        <text:p text:style-name="P1"/>
        <text:p text:style-name="P1"/>
        <text:p text:style-name="P8">Ernest Bryll (ur. 1935)</text:p>
        <text:p text:style-name="P6"/>
        <text:p text:style-name="P7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">Zwierzątko, 1975</text:p>
      </text:section>
      <text:p text:style-name="Standard"/>
      <text:p text:style-name="P11"/>
      <text:p text:style-name="P2">I. Rozwinięcie tematu (22 pkt)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Miłosz, Który skrzywdziłeś</text:p>
          </table:table-cell>
          <table:table-cell table:style-name="Tabela1.B1" office:value-type="string">
            <text:p text:style-name="P5">Bryll, Ten, który…</text:p>
          </table:table-cell>
        </table:table-row>
        <table:table-row>
          <table:table-cell table:style-name="Tabela1.A2" table:number-columns-spanned="2" office:value-type="string">
            <text:p text:style-name="P4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1624739841" text:style-name="punkty1">
              <text:list-item>
                <text:p text:style-name="P12">pewny własnej wartości roli poeta;</text:p>
              </text:list-item>
              <text:list-item>
                <text:p text:style-name="P12">obserwator i krytyk piętnujący zło;</text:p>
              </text:list-item>
            </text:list>
            <text:list xml:id="list3542287103" text:style-name="punkty1">
              <text:list-item>
                <text:p text:style-name="P12">osoba zaangażowana;</text:p>
              </text:list-item>
            </text:list>
          </table:table-cell>
          <table:table-cell table:style-name="Tabela1.B3" office:value-type="string">
            <text:list xml:id="list90030785561782" text:continue-list="list1624739841" text:style-name="punkty1">
              <text:list-item>
                <text:p text:style-name="P12">racjonalista odrzucający idealizowanie <text:s/>rzeczywistości;</text:p>
              </text:list-item>
              <text:list-item>
                <text:p text:style-name="P12">ironiczny, sarkastyczny krytyk;</text:p>
              </text:list-item>
              <text:list-item>
                <text:p text:style-name="P12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Adresat liryczny</text:p>
          </table:table-cell>
          <table:covered-table-cell/>
        </table:table-row>
        <table:table-row>
          <table:table-cell table:style-name="Tabela1.A7" office:value-type="string">
            <text:list xml:id="list90032666922137" text:continue-numbering="true" text:style-name="punkty1">
              <text:list-item>
                <text:p text:style-name="P12">człowiek lekceważący człowieka i normy moralne;</text:p>
              </text:list-item>
              <text:list-item>
                <text:p text:style-name="P12">tyran, zadufany w sobie, pyszny i dumny władca;</text:p>
              </text:list-item>
            </text:list>
          </table:table-cell>
          <table:table-cell table:style-name="Tabela1.B5" office:value-type="string">
            <text:list xml:id="list90032281156882" text:continue-numbering="true" text:style-name="punkty1">
              <text:list-item>
                <text:p text:style-name="P12">retoryczne "my", czyli "wy" - podm. zdystansowany!</text:p>
              </text:list-item>
              <text:list-item>
                <text:p text:style-name="P12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5">Władca i społeczeństwo</text:p>
          </table:table-cell>
          <table:covered-table-cell/>
        </table:table-row>
        <table:table-row>
          <table:table-cell table:style-name="Tabela1.A7" office:value-type="string">
            <text:list xml:id="list90032604840126" text:continue-numbering="true" text:style-name="punkty1">
              <text:list-item>
                <text:p text:style-name="P12">spersonalizowany (2 os. lp.) - wzmocnienie groźby;</text:p>
              </text:list-item>
              <text:list-item>
                <text:p text:style-name="P12">strachem podporządkowuje sobie innych;</text:p>
              </text:list-item>
              <text:list-item>
                <text:p text:style-name="P12">poddańczo wychwalany i idealizowany;</text:p>
              </text:list-item>
            </text:list>
          </table:table-cell>
          <table:table-cell table:style-name="Tabela1.B7" office:value-type="string">
            <text:list xml:id="list90031044921899" text:continue-numbering="true" text:style-name="punkty1">
              <text:list-item>
                <text:p text:style-name="P13">uprzedmiotowiony (3 os.) - niedosięgły; cyniczny i <text:span text:style-name="T3">s</text:span>zyderczy manipulator; gardzi człowiekiem i prawdą;</text:p>
              </text:list-item>
              <text:list-item>
                <text:p text:style-name="P13">żąda poklasku, w praktyce triumfuje; pociąga za sobą ludzi (atrakcyjność zła);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unkty1" style:family="paragraph" style:parent-style-name="Standard">
      <style:paragraph-properties style:writing-mode="page">
        <style:tab-stops/>
      </style:paragraph-properties>
      <style:text-properties fo:font-size="10.5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unkty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-1.27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4:34.719882664</meta:creation-date>
    <dc:date>2017-11-06T09:00:30.271576287</dc:date>
    <meta:editing-duration>PT5M53S</meta:editing-duration>
    <meta:editing-cycles>3</meta:editing-cycles>
    <meta:generator>LibreOffice/5.4.1.2.0$Linux_X86_64 LibreOffice_project/40m0$Build-2</meta:generator>
    <meta:document-statistic meta:table-count="1" meta:image-count="0" meta:object-count="0" meta:page-count="1" meta:paragraph-count="55" meta:word-count="324" meta:character-count="2187" meta:non-whitespace-character-count="1932"/>
  </office:meta>
</office:document-meta>
</file>